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46"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47"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48"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49"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50"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51"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52"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53"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54"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55"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56"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57"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58"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59"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60"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61"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62"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63"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64"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65"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66"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67"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68"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69"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70"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71"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72"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73"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74"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75"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76"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77"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78"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79"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80"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81"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82"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83"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84"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85"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86"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87"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88"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89"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90"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91"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92"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93"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94"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95"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96"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97"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98"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99"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00"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01"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02"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03"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04"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05"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06"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07"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08"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09"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10"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11"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12"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13"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14"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15"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16"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17"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18"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19"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20"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21"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22"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23"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24"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25"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26"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27"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128"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129"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130"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131"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132"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133"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134"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135"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136"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137"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138"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139"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140"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141"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142"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43"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144"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145"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146"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147"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48"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149"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150"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51"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52"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53"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154" style:family="paragraph" style:parent-style-name="Standard">
      <style:text-properties officeooo:paragraph-rsid="00a4743d"/>
    </style:style>
    <style:style style:name="P155"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156"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157"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158"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159"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160"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161"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162"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163"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164"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165"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166"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167"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officeooo:rsid="008f721d"/>
    </style:style>
    <style:style style:name="T77" style:family="text">
      <style:text-properties officeooo:rsid="0091b167"/>
    </style:style>
    <style:style style:name="T78" style:family="text">
      <style:text-properties officeooo:rsid="00933da3"/>
    </style:style>
    <style:style style:name="T79" style:family="text">
      <style:text-properties officeooo:rsid="0097164c"/>
    </style:style>
    <style:style style:name="T80" style:family="text">
      <style:text-properties officeooo:rsid="0098e555"/>
    </style:style>
    <style:style style:name="T81" style:family="text">
      <style:text-properties officeooo:rsid="009ae926"/>
    </style:style>
    <style:style style:name="T82" style:family="text">
      <style:text-properties officeooo:rsid="009d66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143">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147">Status: <text:span text:style-name="T6">status and hours in other tickets</text:span></text:p>
      <text:p text:style-name="P46"/>
      <text:p text:style-name="P64">============</text:p>
      <text:p text:style-name="P64"/>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01">Status: <text:span text:style-name="T24">Fixed</text:span></text:p>
      <text:p text:style-name="P46"/>
      <text:p text:style-name="P65">============</text:p>
      <text:p text:style-name="P65"/>
      <text:p text:style-name="P89"><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89"/>
      <text:p text:style-name="P9">Type CR</text:p>
      <text:p text:style-name="P9"/>
      <text:p text:style-name="P101">Status: <text:span text:style-name="T6">Done (</text:span><text:span text:style-name="T38">2</text:span><text:span text:style-name="T39">5</text:span><text:span text:style-name="T6">hrs)</text:span></text:p>
      <text:p text:style-name="P139"><text:bookmark-end text:name="__DdeLink__3758_4263677272"/></text:p>
      <text:p text:style-name="P47"/>
      <text:p text:style-name="P47"/>
      <text:p text:style-name="P66">============</text:p>
      <text:p text:style-name="P66"/>
      <text:p text:style-name="P90"><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90"/>
      <text:p text:style-name="P10">Type CR</text:p>
      <text:p text:style-name="P10"/>
      <text:p text:style-name="P101">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48"/>
      <text:p text:style-name="P48"/>
      <text:p text:style-name="P48"/>
      <text:p text:style-name="P48"/>
      <text:p text:style-name="P48"/>
      <text:p text:style-name="P48"><text:soft-page-break/></text:p>
      <text:p text:style-name="P48"/>
      <text:p text:style-name="P48"/>
      <text:p text:style-name="P67">============</text:p>
      <text:p text:style-name="P67"/>
      <text:p text:style-name="P91"><text:bookmark-start text:name="__DdeLink__3751_4263677272"/><text:span text:style-name="T2">5</text:span>) <text:bookmark-start text:name="__DdeLink__3745_4263677272"/>https://app.asana.com/0/1209395762772163/1209395762772205<text:bookmark-end text:name="__DdeLink__3745_4263677272"/></text:p>
      <text:p text:style-name="P91"/>
      <text:p text:style-name="P11">Type CR</text:p>
      <text:p text:style-name="P11"/>
      <text:p text:style-name="P102"><text:bookmark-start text:name="__DdeLink__3690_4263677272"/>Status: <text:span text:style-name="T6">Done (</text:span><text:span text:style-name="T36">5hrs</text:span><text:span text:style-name="T6">)</text:span></text:p>
      <text:p text:style-name="P61"><text:bookmark-end text:name="__DdeLink__3751_4263677272"/><text:bookmark-end text:name="__DdeLink__3690_4263677272"/></text:p>
      <text:p text:style-name="P67">============</text:p>
      <text:p text:style-name="P67"/>
      <text:p text:style-name="P91"><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91"/>
      <text:p text:style-name="P11">Type CR</text:p>
      <text:p text:style-name="P11"/>
      <text:p text:style-name="P118">S<text:bookmark-end text:name="__DdeLink__3743_4263677272"/>tatus: <text:span text:style-name="T6">Done (</text:span><text:span text:style-name="T40">5</text:span><text:span text:style-name="T6">hrs)</text:span></text:p>
      <text:p text:style-name="P118"/>
      <text:p text:style-name="P140"/>
      <text:p text:style-name="P49"/>
      <text:p text:style-name="P68">============</text:p>
      <text:p text:style-name="P68"/>
      <text:p text:style-name="P92"><text:span text:style-name="T3">7</text:span>) <text:bookmark-start text:name="__DdeLink__1111_2292776962"/>https://app.asana.com/0/1209395762772163/1209395762772213<text:bookmark-end text:name="__DdeLink__1111_2292776962"/></text:p>
      <text:p text:style-name="P92"/>
      <text:p text:style-name="P12">Type CR</text:p>
      <text:p text:style-name="P12"/>
      <text:p text:style-name="P103">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50"/>
      <text:p text:style-name="P50"/>
      <text:p text:style-name="P50"/>
      <text:p text:style-name="P68">============</text:p>
      <text:p text:style-name="P68"/>
      <text:p text:style-name="P92"><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92"/>
      <text:p text:style-name="P12">Type CR</text:p>
      <text:p text:style-name="P12"/>
      <text:p text:style-name="P103">Status: <text:span text:style-name="T6">Done (</text:span><text:span text:style-name="T37">5</text:span><text:span text:style-name="T6">hrs)</text:span><text:bookmark-end text:name="__DdeLink__3738_4263677272"/></text:p>
      <text:p text:style-name="P50"/>
      <text:p text:style-name="P68">============</text:p>
      <text:p text:style-name="P68"/>
      <text:p text:style-name="P92"><text:span text:style-name="T3">9</text:span>) <text:bookmark-start text:name="__DdeLink__3729_4263677272"/>https://app.asana.com/0/1209395762772163/1209395762772225<text:bookmark-end text:name="__DdeLink__3729_4263677272"/></text:p>
      <text:p text:style-name="P92"/>
      <text:p text:style-name="P12">Type <text:span text:style-name="T9">BUG</text:span></text:p>
      <text:p text:style-name="P12"><text:soft-page-break/></text:p>
      <text:p text:style-name="P104">Status: <text:span text:style-name="T31">Fixed</text:span><text:span text:style-name="T6"> </text:span></text:p>
      <text:p text:style-name="P60"/>
      <text:p text:style-name="P50"/>
      <text:p text:style-name="P69">============</text:p>
      <text:p text:style-name="P69"/>
      <text:p text:style-name="P93"><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93"/>
      <text:p text:style-name="P13">Type CR</text:p>
      <text:p text:style-name="P13"/>
      <text:p text:style-name="P119">Status: <text:span text:style-name="T6">Done (</text:span><text:span text:style-name="T44">5</text:span><text:span text:style-name="T6">hrs)</text:span></text:p>
      <text:p text:style-name="P62"/>
      <text:p text:style-name="P70">============</text:p>
      <text:p text:style-name="P70"/>
      <text:p text:style-name="P94"><text:span text:style-name="T4">1</text:span><text:span text:style-name="T5">1</text:span>) <text:bookmark-start text:name="__DdeLink__3723_4263677272"/>https://app.asana.com/0/1209395762772163/1209407834935068<text:bookmark-end text:name="__DdeLink__3723_4263677272"/></text:p>
      <text:p text:style-name="P94"/>
      <text:p text:style-name="P14">Type <text:span text:style-name="T10">BUG</text:span></text:p>
      <text:p text:style-name="P14"/>
      <text:p text:style-name="P149">==&gt;</text:p>
      <text:p text:style-name="P149">Logo are displayed from Team storage records</text:p>
      <text:p text:style-name="P149">Please check the image for logo add and updated section</text:p>
      <text:p text:style-name="P51"/>
      <text:p text:style-name="P70">============</text:p>
      <text:p text:style-name="P70"/>
      <text:p text:style-name="P94"><text:span text:style-name="T4">1</text:span><text:span text:style-name="T5">2</text:span>) <text:bookmark-start text:name="__DdeLink__3721_4263677272"/>https://app.asana.com/0/1209395762772163/1209407834935082<text:bookmark-end text:name="__DdeLink__3721_4263677272"/></text:p>
      <text:p text:style-name="P94"/>
      <text:p text:style-name="P14">Type <text:span text:style-name="T11">Bug</text:span></text:p>
      <text:p text:style-name="P14"/>
      <text:p text:style-name="P148"><text:bookmark-start text:name="__DdeLink__3765_4263677272"/>==&gt;</text:p>
      <text:p text:style-name="P148">Logo are displayed from Team storage records</text:p>
      <text:p text:style-name="P148">Please check the image for logo add and updated section<text:bookmark-end text:name="__DdeLink__3765_4263677272"/></text:p>
      <text:p text:style-name="P51"/>
      <text:p text:style-name="P70">============</text:p>
      <text:p text:style-name="P70"/>
      <text:p text:style-name="P70"/>
      <text:p text:style-name="P70"/>
      <text:p text:style-name="P70"/>
      <text:p text:style-name="P70"/>
      <text:p text:style-name="P70"/>
      <text:p text:style-name="P94"><text:span text:style-name="T4">1</text:span><text:span text:style-name="T5">3</text:span>) <text:bookmark-start text:name="__DdeLink__3719_4263677272"/>https://app.asana.com/0/1209395762772163/1209407836851335<text:bookmark-end text:name="__DdeLink__3719_4263677272"/></text:p>
      <text:p text:style-name="P94"/>
      <text:p text:style-name="P14">Type CR</text:p>
      <text:p text:style-name="P14"/>
      <text:p text:style-name="P117">Status: <text:span text:style-name="T34">Done [</text:span><text:span text:style-name="T35">30min</text:span><text:span text:style-name="T34">]</text:span></text:p>
      <text:p text:style-name="P51"/>
      <text:p text:style-name="P70"><text:soft-page-break/>============</text:p>
      <text:p text:style-name="P70"/>
      <text:p text:style-name="P94"><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94"/>
      <text:p text:style-name="P14">Type CR</text:p>
      <text:p text:style-name="P14"/>
      <text:p text:style-name="P116"><text:bookmark-start text:name="__DdeLink__1097_2292776962"/>Status: <text:span text:style-name="T34">Done [</text:span><text:span text:style-name="T35">30min</text:span><text:span text:style-name="T34">]</text:span><text:bookmark-end text:name="__DdeLink__1097_2292776962"/></text:p>
      <text:p text:style-name="P51"/>
      <text:p text:style-name="P51"/>
      <text:p text:style-name="P51"/>
      <text:p text:style-name="P51"/>
      <text:p text:style-name="P51"/>
      <text:p text:style-name="P70">============</text:p>
      <text:p text:style-name="P70"/>
      <text:p text:style-name="P94"><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23">Status: <text:span text:style-name="T50">Done[</text:span><text:span text:style-name="T51">small change</text:span><text:span text:style-name="T50">]</text:span></text:p>
      <text:p text:style-name="P123"/>
      <text:p text:style-name="P51"/>
      <text:p text:style-name="P51"/>
      <text:p text:style-name="P70">============</text:p>
      <text:p text:style-name="P70"/>
      <text:p text:style-name="P94"><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22"><text:bookmark-start text:name="__DdeLink__1094_2292776962 Copy 1"/>Status: <text:span text:style-name="T34">Done [</text:span><text:span text:style-name="T49">4</text:span><text:span text:style-name="T34">hr]</text:span><text:bookmark-end text:name="__DdeLink__1094_2292776962 Copy 1"/></text:p>
      <text:p text:style-name="P51"/>
      <text:p text:style-name="P70">============</text:p>
      <text:p text:style-name="P70"/>
      <text:p text:style-name="P94"><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15"><text:bookmark-start text:name="__DdeLink__1094_2292776962"/>Status: <text:span text:style-name="T34">Done [1hr]</text:span><text:bookmark-end text:name="__DdeLink__1094_2292776962"/></text:p>
      <text:p text:style-name="P52"/>
      <text:p text:style-name="P52"/>
      <text:p text:style-name="P52"/>
      <text:p text:style-name="P52"/>
      <text:p text:style-name="P52"/>
      <text:p text:style-name="P52"/>
      <text:p text:style-name="P146"/>
      <text:p text:style-name="P146"/>
      <text:p text:style-name="P146">Tablet</text:p>
      <text:p text:style-name="P6"/>
      <text:p text:style-name="P21"><text:soft-page-break/>1) https://app.asana.com/0/1209395762772163/1209421305688377</text:p>
      <text:p text:style-name="P21"/>
      <text:p text:style-name="P21"/>
      <text:p text:style-name="P21">Type CR</text:p>
      <text:p text:style-name="P21"/>
      <text:p text:style-name="P120">Status: <text:span text:style-name="T42">Done(1hr)</text:span></text:p>
      <text:p text:style-name="P52"/>
      <text:p text:style-name="P52"/>
      <text:p text:style-name="P145"><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05">Status: <text:span text:style-name="T12">Just Layout no work</text:span></text:p>
      <text:p text:style-name="P53"/>
      <text:p text:style-name="P71">============<text:bookmark-end text:name="__DdeLink__3687_4263677272"/></text:p>
      <text:p text:style-name="P71"/>
      <text:p text:style-name="P16"><text:span text:style-name="T16">2</text:span>) https://app.asana.com/0/1209395762772163/1209407836851364</text:p>
      <text:p text:style-name="P16"/>
      <text:p text:style-name="P16">Type CR</text:p>
      <text:p text:style-name="P16"/>
      <text:p text:style-name="P106">Status: <text:span text:style-name="T13">Done </text:span><text:span text:style-name="T14">[</text:span><text:span text:style-name="T15">15min</text:span><text:span text:style-name="T14">]</text:span></text:p>
      <text:p text:style-name="P54"/>
      <text:p text:style-name="P72">============</text:p>
      <text:p text:style-name="P72"/>
      <text:p text:style-name="P72"/>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21">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128">)</text:p>
      <text:p text:style-name="P55"/>
      <text:p text:style-name="P73">============</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151"><text:soft-page-break/>Status: <text:span text:style-name="T18">We have not found any issue like this, we have test in ios and android the slider can be swiped by touching.</text:span></text:p>
      <text:p text:style-name="P56"/>
      <text:p text:style-name="P74">============</text:p>
      <text:p text:style-name="P74"/>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152">Status: <text:span text:style-name="T19">We have made this small because in some places there is four items, now we have increased the font and padding, but what will be if more than three, </text:span><text:span text:style-name="T21">or if big text</text:span></text:p>
      <text:p text:style-name="P57"/>
      <text:p text:style-name="P75">============</text:p>
      <text:p text:style-name="P75"/>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07">Status: <text:span text:style-name="T22">Fixed</text:span></text:p>
      <text:p text:style-name="P58"/>
      <text:p text:style-name="P76">============</text:p>
      <text:p text:style-name="P76"/>
      <text:p text:style-name="P76"/>
      <text:p text:style-name="P76"/>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44">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08">Status: <text:span text:style-name="T6">Done (</text:span><text:span text:style-name="T46">5hrs</text:span><text:span text:style-name="T6">)</text:span></text:p>
      <text:p text:style-name="P141"/>
      <text:p text:style-name="P59"/>
      <text:p text:style-name="P77">============<text:bookmark-end text:name="__DdeLink__3693_4263677272"/></text:p>
      <text:p text:style-name="P77"/>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09">Status: <text:span text:style-name="T6">Done (</text:span><text:span text:style-name="T47">3</text:span><text:span text:style-name="T23">hrs</text:span><text:span text:style-name="T6">)</text:span></text:p>
      <text:p text:style-name="P63"/>
      <text:p text:style-name="P78">============<text:bookmark-end text:name="__DdeLink__3768_4263677272"/></text:p>
      <text:p text:style-name="P78"/>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10">Status: <text:span text:style-name="T27">Done [30min]</text:span></text:p>
      <text:p text:style-name="P110"/>
      <text:p text:style-name="P79">============<text:bookmark-end text:name="__DdeLink__3774_4263677272"/></text:p>
      <text:p text:style-name="P79"/>
      <text:p text:style-name="P79"/>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11">Status: <text:span text:style-name="T27">Done [</text:span><text:span text:style-name="T41">1hr</text:span><text:span text:style-name="T27">]</text:span></text:p>
      <text:p text:style-name="P136"/>
      <text:p text:style-name="P136"/>
      <text:p text:style-name="P80">============<text:bookmark-end text:name="__DdeLink__3779_4263677272"/></text:p>
      <text:p text:style-name="P80"/>
      <text:p text:style-name="P80"/>
      <text:p text:style-name="P80"/>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12">Status: <text:span text:style-name="T27">Done [</text:span><text:span text:style-name="T45">1hr</text:span><text:span text:style-name="T27">]</text:span></text:p>
      <text:p text:style-name="P137"/>
      <text:p text:style-name="P81">============<text:bookmark-end text:name="__DdeLink__3781_4263677272"/></text:p>
      <text:p text:style-name="P81"/>
      <text:p text:style-name="P81"/>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13">Status: <text:span text:style-name="T27">Done [30min]</text:span></text:p>
      <text:p text:style-name="P82">============<text:bookmark-end text:name="__DdeLink__3786_4263677272"/></text:p>
      <text:p text:style-name="P82"/>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14">Status: <text:span text:style-name="T27">Done [</text:span><text:span text:style-name="T48">6.3</text:span><text:span text:style-name="T32">hrs</text:span><text:span text:style-name="T27">]</text:span></text:p>
      <text:p text:style-name="P138"/>
      <text:p text:style-name="P83">============<text:bookmark-end text:name="__DdeLink__3790_4263677272"/></text:p>
      <text:p text:style-name="P83"/>
      <text:p text:style-name="P30"><text:span text:style-name="T33">8</text:span><text:span text:style-name="T29">) https://app.asana.com/0/1209395762772163/1209407836851362</text:span></text:p>
      <text:p text:style-name="P30"/>
      <text:p text:style-name="P30">Type CR</text:p>
      <text:p text:style-name="P30"/>
      <text:p text:style-name="P150">Status: <text:span text:style-name="T33">Pending Sample not given yet</text:span></text:p>
      <text:p text:style-name="P84">============</text:p>
      <text:p text:style-name="P79"/>
      <text:p text:style-name="P79"/>
      <text:p text:style-name="P79"/>
      <text:p text:style-name="P79"/>
      <text:p text:style-name="P77"/>
      <text:p text:style-name="P77"/>
      <text:p text:style-name="P77"/>
      <text:p text:style-name="P77"/>
      <text:p text:style-name="P75"/>
      <text:p text:style-name="P75"/>
      <text:p text:style-name="P75"/>
      <text:p text:style-name="P74"/>
      <text:p text:style-name="P74"/>
      <text:p text:style-name="P74"/>
      <text:p text:style-name="P153"><text:soft-page-break/></text:p>
      <text:p text:style-name="P153"/>
      <text:p text:style-name="P31"><text:span text:style-name="T52">1</text:span><text:span text:style-name="T29">) https://app.asana.com/0/1209395762772163/1209395762772201</text:span></text:p>
      <text:p text:style-name="P31"/>
      <text:p text:style-name="P31">Type CR</text:p>
      <text:p text:style-name="P31"/>
      <text:p text:style-name="P124">Status: <text:span text:style-name="T27">Done [</text:span><text:span text:style-name="T53">4</text:span><text:span text:style-name="T32">hrs</text:span><text:span text:style-name="T27">]</text:span></text:p>
      <text:p text:style-name="P85">============</text:p>
      <text:p text:style-name="P85"/>
      <text:p text:style-name="P32"><text:span text:style-name="T54">2</text:span><text:span text:style-name="T29">) https://app.asana.com/0/1209395762772163/1209781290985537</text:span></text:p>
      <text:p text:style-name="P32"/>
      <text:p text:style-name="P32">Type CR</text:p>
      <text:p text:style-name="P32"/>
      <text:p text:style-name="P127">Status: <text:span text:style-name="T27">Done [</text:span><text:span text:style-name="T56">3</text:span><text:span text:style-name="T32">hrs</text:span><text:span text:style-name="T27">]</text:span></text:p>
      <text:p text:style-name="P142"/>
      <text:p text:style-name="P86">============</text:p>
      <text:p text:style-name="P86"/>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126">Status: issue is fix</text:p>
      <text:p text:style-name="P126"/>
      <text:p text:style-name="P126">server unable to render f:image <text:s/>fal tag</text:p>
      <text:p text:style-name="P126">so we have removed that with image tag</text:p>
      <text:p text:style-name="P126"/>
      <text:p text:style-name="P130">we have made this changes everywhere as this error might be occurred any time if any page have large amount of content which is containing large amount of images as well. fix page and updated player model and codes.</text:p>
      <text:p text:style-name="P126"/>
      <text:p text:style-name="P129">time: <text:span text:style-name="T77">4</text:span>hr<text:span text:style-name="T77">s</text:span></text:p>
      <text:p text:style-name="P86"/>
      <text:p text:style-name="P87">============</text:p>
      <text:p text:style-name="P86"/>
      <text:p text:style-name="P95">4) <text:a xlink:type="simple" xlink:href="https://app.asana.com/0/1209395762772163/1209781290985548" text:style-name="Internet_20_link" text:visited-style-name="Visited_20_Internet_20_Link">https://app.asana.com/0/1209395762772163/1209781290985548</text:a></text:p>
      <text:p text:style-name="P95"/>
      <text:p text:style-name="P33">Type CR</text:p>
      <text:p text:style-name="P33"/>
      <text:p text:style-name="P125">Status: <text:span text:style-name="T27">Done [</text:span><text:span text:style-name="T55">30min</text:span><text:span text:style-name="T27">]</text:span></text:p>
      <text:p text:style-name="P88">============</text:p>
      <text:p text:style-name="P88"/>
      <text:p text:style-name="P96"><text:span text:style-name="T76">5</text:span>) https://app.asana.com/0/1209395762772163/1209797966516554</text:p>
      <text:p text:style-name="P96"/>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131"/>
      <text:p text:style-name="P43"><text:span text:style-name="T58">N</text:span><text:span text:style-name="T57">ew APRIL 2025 points hours not given yet</text:span></text:p>
      <text:p text:style-name="P43"/>
      <text:p text:style-name="P97"><text:span text:style-name="T78">1</text:span>) https://app.asana.com/0/1209395762772163/1209869547521136</text:p>
      <text:p text:style-name="P97"/>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132"/>
      <text:p text:style-name="P132"/>
      <text:p text:style-name="P98"><text:span text:style-name="T79">2</text:span>) https://app.asana.com/0/1209395762772163/1209869547521202</text:p>
      <text:p text:style-name="P98"/>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135"/>
      <text:p text:style-name="P98"><text:span text:style-name="T80">3</text:span>) https://app.asana.com/0/1209395762772163/1209854752836952</text:p>
      <text:p text:style-name="P98"/>
      <text:p text:style-name="P37">Type CR</text:p>
      <text:p text:style-name="P37"><text:span text:style-name="T58">Status: Done [</text:span><text:span text:style-name="T62">5hrs</text:span><text:span text:style-name="T58">]</text:span></text:p>
      <text:p text:style-name="P135"/>
      <text:p text:style-name="P135">We have updated code1) Add any text in position field it will display2) Added "no portrait-page" checkbox3) Added "is goalkeeper" checkbox(A goalkeeper has extra WÜRFE tab)4) You can sort records using Arrow in TCA, please check image</text:p>
      <text:p text:style-name="P135"/>
      <text:p text:style-name="P99"><text:span text:style-name="T81">4</text:span>) <text:a xlink:type="simple" xlink:href="https://app.asana.com/0/1209395762772163/1209883646678203" text:style-name="Internet_20_link" text:visited-style-name="Visited_20_Internet_20_Link">https://app.asana.com/0/1209395762772163/1209883646678203</text:a></text:p>
      <text:p text:style-name="P99">https://app.asana.com/0/1209395762772163/1209883646678209</text:p>
      <text:p text:style-name="P99"/>
      <text:p text:style-name="P38">Type CR</text:p>
      <text:p text:style-name="P38"><text:span text:style-name="T58">Status: Done [</text:span><text:span text:style-name="T63">2hr</text:span><text:span text:style-name="T58">]</text:span></text:p>
      <text:p text:style-name="P133"/>
      <text:p text:style-name="P100"><text:span text:style-name="T82">5</text:span>) https://app.asana.com/0/1209395762772163/1209885364786639/</text:p>
      <text:p text:style-name="P100"/>
      <text:p text:style-name="P39">Type CR</text:p>
      <text:p text:style-name="P39"><text:span text:style-name="T58">Status: Done [</text:span><text:span text:style-name="T64">30min</text:span><text:span text:style-name="T58">]</text:span></text:p>
      <text:p text:style-name="P134"/>
      <text:p text:style-name="P44"><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44"/>
      <text:p text:style-name="P40">Type CR</text:p>
      <text:p text:style-name="P41"><text:span text:style-name="T58">Status: Done [</text:span><text:span text:style-name="T65">1hr</text:span><text:span text:style-name="T58">]</text:span></text:p>
      <text:p text:style-name="P155"/>
      <text:p text:style-name="P156"/>
      <text:p text:style-name="P156"/>
      <text:p text:style-name="P156"/>
      <text:p text:style-name="P156"/>
      <text:p text:style-name="P154"><text:soft-page-break/><text:span text:style-name="T66"/></text:p>
      <text:p text:style-name="P154"><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42"><text:span text:style-name="T58"/></text:p>
      <text:p text:style-name="P42"><text:span text:style-name="T58"/></text:p>
      <text:p text:style-name="P163"><text:span text:style-name="T69">8)</text:span><text:span text:style-name="T57"> https://app.asana.com/0/1209395762772163/1209908993403739</text:span></text:p>
      <text:p text:style-name="P158">Type CR</text:p>
      <text:p text:style-name="P158"><text:span text:style-name="T58">Status: Done [</text:span><text:span text:style-name="T69">30min</text:span><text:span text:style-name="T58">]</text:span></text:p>
      <text:p text:style-name="P158"><text:span text:style-name="T58"/></text:p>
      <text:p text:style-name="P158"><text:span text:style-name="T58"/></text:p>
      <text:p text:style-name="P164"><text:span text:style-name="T70">9</text:span><text:span text:style-name="T69">)</text:span><text:span text:style-name="T57"> </text:span><text:span text:style-name="T58">https://app.asana.com/0/1209395762772163/1209908993403725</text:span></text:p>
      <text:p text:style-name="P159">Type CR</text:p>
      <text:p text:style-name="P159"><text:span text:style-name="T58">Status: Done [</text:span><text:span text:style-name="T69">30min</text:span><text:span text:style-name="T58">]</text:span></text:p>
      <text:p text:style-name="P158"><text:span text:style-name="T58"/></text:p>
      <text:p text:style-name="P165"><text:span text:style-name="T71">10</text:span><text:span text:style-name="T69">)</text:span><text:span text:style-name="T57"> </text:span><text:span text:style-name="T58">https://app.asana.com/0/1209395762772163/1209885364786639</text:span></text:p>
      <text:p text:style-name="P160">Type CR</text:p>
      <text:p text:style-name="P160"><text:span text:style-name="T58">Status: Done [</text:span><text:span text:style-name="T72">2</text:span><text:span text:style-name="T71">hr</text:span><text:span text:style-name="T72">s</text:span><text:span text:style-name="T58">]</text:span></text:p>
      <text:p text:style-name="P160"><text:span text:style-name="T58"/></text:p>
      <text:p text:style-name="P166"><text:span text:style-name="T58">1</text:span><text:span text:style-name="T57">1) https://app.asana.com/0/1209395762772163/1209908993403751</text:span></text:p>
      <text:p text:style-name="P161">Type CR</text:p>
      <text:p text:style-name="P161"><text:span text:style-name="T58">Status: Done [</text:span><text:span text:style-name="T73">1hr</text:span><text:span text:style-name="T58">]</text:span></text:p>
      <text:p text:style-name="P161"><text:span text:style-name="T58"/></text:p>
      <text:p text:style-name="P167"><text:span text:style-name="T58">1</text:span><text:span text:style-name="T74">2</text:span><text:span text:style-name="T57">) </text:span><text:span text:style-name="T58">https://app.asana.com/0/1209395762772163/1209908993403729</text:span></text:p>
      <text:p text:style-name="P162">Type CR</text:p>
      <text:p text:style-name="P162"><text:span text:style-name="T58">Status: Done [</text:span><text:span text:style-name="T75">30min</text:span><text:span text:style-name="T58">]</text:span></text:p>
      <text:p text:style-name="P161"><text:span text:style-name="T58"/></text:p>
      <text:p text:style-name="P161"><text:span text:style-name="T58"/></text:p>
      <text:p text:style-name="P161"><text:span text:style-name="T58"/></text:p>
      <text:p text:style-name="P161"><text:span text:style-name="T58"/></text:p>
      <text:p text:style-name="P161"><text:span text:style-name="T58"/></text:p>
      <text:p text:style-name="P158"><text:span text:style-name="T58"/></text:p>
      <text:p text:style-name="P158"><text:span text:style-name="T58"/></text:p>
      <text:p text:style-name="P158"><text:span text:style-name="T58"/></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08T12:08:35.283802330</dc:date>
    <meta:editing-duration>P2DT13H55M15S</meta:editing-duration>
    <meta:editing-cycles>137</meta:editing-cycles>
    <meta:document-statistic meta:table-count="0" meta:image-count="0" meta:object-count="0" meta:page-count="11" meta:paragraph-count="202" meta:word-count="627" meta:character-count="6404" meta:non-whitespace-character-count="5977"/>
  </office:meta>
</office:document-meta>
</file>